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4e9a2" officeooo:paragraph-rsid="0004e9a2"/>
    </style:style>
    <style:style style:name="P2" style:family="paragraph" style:parent-style-name="Standard">
      <style:paragraph-properties fo:text-align="center" style:justify-single-word="false"/>
      <style:text-properties officeooo:rsid="0004e9a2" officeooo:paragraph-rsid="0004e9a2"/>
    </style:style>
    <style:style style:name="T1" style:family="text">
      <style:text-properties officeooo:rsid="000699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tividade de português</text:p>
      <text:p text:style-name="P2"/>
      <text:p text:style-name="P1">1-<text:span text:style-name="T1">O nascimento, o desejo dos homens pelas mulheres, das pessoas na cidade.</text:span></text:p>
      <text:p text:style-name="P1">2-a)<text:span text:style-name="T1">O cubismo</text:span></text:p>
      <text:p text:style-name="P1">b)<text:span text:style-name="T1">O dia a dia das pessoas</text:span></text:p>
      <text:p text:style-name="P1"/>
      <text:p text:style-name="P1">3-a)<text:span text:style-name="T1">O nascimento de alguém sem “status” na vida </text:span></text:p>
      <text:p text:style-name="P1">b)<text:span text:style-name="T1">Com certa <text:s/>ironia</text:span></text:p>
      <text:p text:style-name="P1"/>
      <text:p text:style-name="P1">1-a)<text:span text:style-name="T1">Como alguém que gostava de viver a vida</text:span></text:p>
      <text:p text:style-name="P1">b)<text:span text:style-name="T1">com algo bom, porem passageiro.</text:span></text:p>
      <text:p text:style-name="P1"/>
      <text:p text:style-name="P1">2-<text:span text:style-name="T1">Ele usa como se, é brasileiro apenas quando jovem o custo e á vida.</text:span></text:p>
      <text:p text:style-name="P1"/>
      <text:p text:style-name="P1">3-<text:span text:style-name="T1">Aquela que vive a vida sem pensar, aquilo que com mais racionalidade a aflige. </text:span></text:p>
      <text:p text:style-name="P1"/>
      <text:p text:style-name="P1">1- <text:span text:style-name="T1">A saudade de sua terra.</text:span></text:p>
      <text:p text:style-name="P1"/>
      <text:p text:style-name="P1">2-a)<text:span text:style-name="T1">As calçadas de ferro e o gado.</text:span></text:p>
      <text:p text:style-name="P1">b)”<text:span text:style-name="T1">O habito de sofrer.”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0:02:17.657445506</meta:creation-date>
    <dc:date>2020-10-29T10:28:59.987597164</dc:date>
    <meta:editing-duration>P0D</meta:editing-duration>
    <meta:editing-cycles>1</meta:editing-cycles>
    <meta:document-statistic meta:table-count="0" meta:image-count="0" meta:object-count="0" meta:page-count="1" meta:paragraph-count="13" meta:word-count="92" meta:character-count="510" meta:non-whitespace-character-count="428"/>
    <meta:generator>LibreOffice/6.4.6.2$Linux_X86_64 LibreOffice_project/40$Build-2</meta:generator>
  </office:meta>
</office:document-meta>
</file>